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justify" style:justify-single-word="false"/>
    </style:style>
    <style:style style:name="P2" style:family="paragraph" style:parent-style-name="Table_20_Contents" style:list-style-name="L1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 fo:break-before="pag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Frame_20_contents">
      <style:paragraph-properties fo:text-align="justify" style:justify-single-word="fals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text-outline="true" style:font-name="Trebuchet MS"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outline="true" style:font-name="Trebuchet MS" fo:font-size="15pt" fo:font-weight="bold" style:font-size-asian="15pt" style:font-weight-asian="bold" style:font-size-complex="15pt" style:font-weight-complex="bold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2.048cm" svg:y="3.037cm" svg:width="7.221cm" svg:height="7.939cm" draw:z-index="0">
        <draw:text-box>
          <text:p text:style-name="P1"><draw:frame text:anchor-type="paragraph" draw:z-index="1" draw:style-name="gr1" draw:text-style-name="P6" svg:width="5.261cm" svg:height="1.324cm" draw:transform="rotate (0.0872664625997) translate (1.18709722222222cm 0.836083333333333cm)"><draw:text-box><text:p text:style-name="P5"><text:span text:style-name="T1">[396]</text:span></text:p></draw:text-box></draw:frame><draw:frame draw:style-name="fr2" draw:name="gráficos1" text:anchor-type="paragraph" svg:x="0cm" svg:y="0cm" svg:width="7.221cm" svg:height="7.939cm" draw:z-index="2"><draw:image xlink:href="../../../base.PNG" xlink:type="simple" xlink:show="embed" xlink:actuate="onLoad"/></draw:frame></text:p>
          <text:p text:style-name="P1"/>
          <text:p text:style-name="P1"/>
          <text:list xml:id="list7634962791917926324" text:style-name="L1">
            <text:list-item>
              <text:p text:style-name="P2">[399]</text:p>
            </text:list-item>
          </text:list>
        </draw:text-box>
      </draw:frame>
      <draw:frame draw:style-name="fr1" draw:name="Marco2" text:anchor-type="page" text:anchor-page-number="1" svg:x="10.67cm" svg:y="3.037cm" svg:width="7.221cm" svg:height="7.939cm" draw:z-index="3">
        <draw:text-box>
          <text:p text:style-name="P1"><draw:frame text:anchor-type="paragraph" draw:z-index="4" draw:style-name="gr1" draw:text-style-name="P6" svg:width="5.261cm" svg:height="1.324cm" draw:transform="rotate (0.0872664625997) translate (1.18709722222222cm 0.836083333333333cm)"><draw:text-box><text:p text:style-name="P5"><text:span text:style-name="T1">[396]</text:span></text:p></draw:text-box></draw:frame><draw:frame draw:style-name="fr2" draw:name="gráficos2" text:anchor-type="paragraph" svg:x="0cm" svg:y="0cm" svg:width="7.221cm" svg:height="7.939cm" draw:z-index="5"><draw:image xlink:href="../../../base.PNG" xlink:type="simple" xlink:show="embed" xlink:actuate="onLoad"/></draw:frame></text:p>
          <text:p text:style-name="P1"/>
          <text:p text:style-name="P1"/>
          <text:list xml:id="list33453356" text:continue-numbering="true" text:style-name="L1">
            <text:list-item>
              <text:p text:style-name="P2">[399]</text:p>
            </text:list-item>
          </text:list>
        </draw:text-box>
      </draw:frame>
      <draw:frame draw:style-name="fr1" draw:name="Marco3" text:anchor-type="page" text:anchor-page-number="1" svg:x="19.348cm" svg:y="3.037cm" svg:width="7.221cm" svg:height="7.939cm" draw:z-index="6">
        <draw:text-box>
          <text:p text:style-name="P1"><draw:frame text:anchor-type="paragraph" draw:z-index="7" draw:style-name="gr1" draw:text-style-name="P6" svg:width="5.261cm" svg:height="1.324cm" draw:transform="rotate (0.0872664625997) translate (1.18709722222222cm 0.836083333333333cm)"><draw:text-box><text:p text:style-name="P5"><text:span text:style-name="T1">[396]</text:span></text:p></draw:text-box></draw:frame><draw:frame draw:style-name="fr2" draw:name="gráficos6" text:anchor-type="paragraph" svg:x="0cm" svg:y="0cm" svg:width="7.221cm" svg:height="7.939cm" draw:z-index="17"><draw:image xlink:href="../../../base.PNG" xlink:type="simple" xlink:show="embed" xlink:actuate="onLoad"/></draw:frame></text:p>
          <text:p text:style-name="P1"/>
          <text:p text:style-name="P1"/>
          <text:list xml:id="list33432059" text:continue-numbering="true" text:style-name="L1">
            <text:list-item>
              <text:p text:style-name="P2">[399]</text:p>
            </text:list-item>
          </text:list>
        </draw:text-box>
      </draw:frame>
      <draw:frame draw:style-name="fr1" draw:name="Marco4" text:anchor-type="page" text:anchor-page-number="1" svg:x="2.071cm" svg:y="11.61cm" svg:width="7.221cm" svg:height="7.939cm" draw:z-index="8">
        <draw:text-box>
          <text:p text:style-name="P1"><draw:frame text:anchor-type="paragraph" draw:z-index="9" draw:style-name="gr1" draw:text-style-name="P6" svg:width="5.261cm" svg:height="1.324cm" draw:transform="rotate (0.0872664625997) translate (1.18709722222222cm 0.836083333333333cm)"><draw:text-box><text:p text:style-name="P5"><text:span text:style-name="T1">[396]</text:span></text:p></draw:text-box></draw:frame><draw:frame draw:style-name="fr2" draw:name="gráficos4" text:anchor-type="paragraph" svg:x="0cm" svg:y="0cm" svg:width="7.221cm" svg:height="7.939cm" draw:z-index="10"><draw:image xlink:href="../../../base.PNG" xlink:type="simple" xlink:show="embed" xlink:actuate="onLoad"/></draw:frame></text:p>
          <text:p text:style-name="P1"/>
          <text:p text:style-name="P1"/>
          <text:list xml:id="list33457542" text:continue-numbering="true" text:style-name="L1">
            <text:list-item>
              <text:p text:style-name="P2">[399]</text:p>
            </text:list-item>
          </text:list>
        </draw:text-box>
      </draw:frame>
      <draw:frame draw:style-name="fr1" draw:name="Marco5" text:anchor-type="page" text:anchor-page-number="1" svg:x="10.67cm" svg:y="11.663cm" svg:width="7.221cm" svg:height="7.939cm" draw:z-index="11">
        <draw:text-box>
          <text:p text:style-name="P1"><draw:frame text:anchor-type="paragraph" draw:z-index="12" draw:style-name="gr1" draw:text-style-name="P6" svg:width="5.261cm" svg:height="1.324cm" draw:transform="rotate (0.0872664625997) translate (1.18709722222222cm 0.836083333333333cm)"><draw:text-box><text:p text:style-name="P5"><text:span text:style-name="T1">[396]</text:span></text:p></draw:text-box></draw:frame><draw:frame draw:style-name="fr2" draw:name="gráficos5" text:anchor-type="paragraph" svg:x="0cm" svg:y="0cm" svg:width="7.221cm" svg:height="7.939cm" draw:z-index="13"><draw:image xlink:href="../../../base.PNG" xlink:type="simple" xlink:show="embed" xlink:actuate="onLoad"/></draw:frame></text:p>
          <text:p text:style-name="P1"/>
          <text:p text:style-name="P1"/>
          <text:list xml:id="list33439982" text:continue-numbering="true" text:style-name="L1">
            <text:list-item>
              <text:p text:style-name="P2">[399]</text:p>
            </text:list-item>
          </text:list>
        </draw:text-box>
      </draw:frame>
      <draw:frame draw:style-name="fr1" draw:name="Marco6" text:anchor-type="page" text:anchor-page-number="1" svg:x="19.348cm" svg:y="11.795cm" svg:width="7.221cm" svg:height="7.939cm" draw:z-index="14">
        <draw:text-box>
          <text:p text:style-name="P1"><draw:frame text:anchor-type="paragraph" draw:z-index="15" draw:style-name="gr1" draw:text-style-name="P6" svg:width="5.261cm" svg:height="1.324cm" draw:transform="rotate (0.0872664625997) translate (1.18709722222222cm 0.836083333333333cm)"><draw:text-box><text:p text:style-name="P5"><text:span text:style-name="T1">[396]</text:span></text:p></draw:text-box></draw:frame><draw:frame draw:style-name="fr2" draw:name="gráficos3" text:anchor-type="paragraph" svg:x="0cm" svg:y="0cm" svg:width="7.221cm" svg:height="7.939cm" draw:z-index="16"><draw:image xlink:href="../../../base.PNG" xlink:type="simple" xlink:show="embed" xlink:actuate="onLoad"/></draw:frame></text:p>
          <text:p text:style-name="P1"/>
          <text:p text:style-name="P1"/>
          <text:list xml:id="list33435857" text:continue-numbering="true" text:style-name="L1">
            <text:list-item>
              <text:p text:style-name="P2">[399]</text:p>
            </text:list-item>
          </text:list>
        </draw:text-box>
      </draw:fram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2M45S</meta:editing-duration>
    <meta:editing-cycles>45</meta:editing-cycles>
    <meta:generator>OpenOffice/4.1.6$Win32 OpenOffice.org_project/416m1$Build-9790</meta:generator>
    <dc:date>2019-02-18T13:23:54.28</dc:date>
    <meta:document-statistic meta:table-count="0" meta:image-count="6" meta:object-count="0" meta:page-count="1" meta:paragraph-count="6" meta:word-count="12" meta:character-count="36"/>
    <meta:user-defined meta:name="Info 1"/>
    <meta:user-defined meta:name="Info 2"/>
    <meta:user-defined meta:name="Info 3"/>
    <meta:user-defined meta:name="Info 4"/>
  </office:meta>
</office:document-meta>
</file>